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TradeBold" svg:font-family="TradeBol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143.92mm"/>
    </style:style>
    <style:style style:name="co3" style:family="table-column">
      <style:table-column-properties fo:break-before="auto" style:column-width="145.61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4546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00206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002060" style:rotation-align="none"/>
      <style:text-properties fo:color="#ff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44444" style:text-outline="false" style:text-line-through-style="none" style:text-line-through-type="none" style:font-name="TradeBold" fo:font-size="11pt" fo:font-style="normal" fo:text-shadow="none" style:text-underline-style="none" fo:font-weight="normal" style:font-size-asian="11pt" style:font-style-asian="normal" style:font-weight-asian="normal" style:font-name-complex="TradeBold" style:font-size-complex="11pt" style:font-style-complex="normal" style:font-weight-complex="normal"/>
    </style:style>
    <style:style style:name="ce7" style:family="table-cell" style:parent-style-name="Default">
      <style:table-cell-properties fo:background-color="#00206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206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d0d0c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0d0ce" style:vertical-align="top" loext:vertical-justify="auto"/>
      <style:paragraph-properties fo:text-align="end" css3t:text-justify="auto" fo:margin-left="0mm" style:writing-mode="page"/>
      <style:text-properties fo:color="#444444" style:text-outline="false" style:text-line-through-style="none" style:text-line-through-type="none" style:font-name="TradeBold" fo:font-size="11pt" fo:font-style="normal" fo:text-shadow="none" style:text-underline-style="none" fo:font-weight="normal" style:font-size-asian="11pt" style:font-style-asian="normal" style:font-weight-asian="normal" style:font-name-complex="TradeBold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d0d0c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444444" style:text-outline="false" style:text-line-through-style="none" style:text-line-through-type="none" style:font-name="TradeBold" fo:font-size="11pt" fo:font-style="normal" fo:text-shadow="none" style:text-underline-style="none" fo:font-weight="normal" style:font-size-asian="11pt" style:font-style-asian="normal" style:font-weight-asian="normal" style:font-name-complex="TradeBold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d0d0c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444444" style:text-outline="false" style:text-line-through-style="none" style:text-line-through-type="none" style:font-name="TradeBold" fo:font-size="11pt" fo:font-style="normal" fo:text-shadow="none" style:text-underline-style="none" fo:font-weight="normal" style:font-size-asian="11pt" style:font-style-asian="normal" style:font-weight-asian="normal" style:font-name-complex="TradeBold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d0d0c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0d0ce" style:vertical-align="bottom" loext:vertical-justify="auto"/>
      <style:paragraph-properties fo:text-align="center" css3t:text-justify="auto" fo:margin-left="0mm" style:writing-mode="page"/>
      <style:text-properties fo:color="#444444" style:text-outline="false" style:text-line-through-style="none" style:text-line-through-type="none" style:font-name="TradeBold" fo:font-size="11pt" fo:font-style="normal" fo:text-shadow="none" style:text-underline-style="none" fo:font-weight="normal" style:font-size-asian="11pt" style:font-style-asian="normal" style:font-weight-asian="normal" style:font-name-complex="TradeBold" style:font-size-complex="11pt" style:font-style-complex="normal" style:font-weight-complex="normal"/>
    </style:style>
    <style:style style:name="ce1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4546a" style:text-outline="false" style:text-line-through-style="none" style:text-line-through-type="none" style:font-name="TradeBold" fo:font-size="11pt" fo:font-style="normal" fo:text-shadow="none" style:text-underline-style="none" fo:font-weight="normal" style:font-size-asian="11pt" style:font-style-asian="normal" style:font-weight-asian="normal" style:font-name-complex="TradeBold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Default">
      <style:table-cell-properties fo:background-color="#00206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Ticket Id</text:p>
          </table:table-cell>
          <table:table-cell table:style-name="ce1" office:value-type="string" calcext:value-type="string">
            <text:p>Resolution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Port forwarding port not exposed</text:p>
          </table:table-cell>
          <table:table-cell table:style-name="ce1"/>
          <table:table-cell table:style-name="ce1" office:value-type="string" calcext:value-type="string">
            <text:p>use port forwarding from server ip to system IP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Namespace stuck in Terminating Stage</text:p>
          </table:table-cell>
          <table:table-cell table:style-name="ce1" office:value-type="float" office:value="178013" calcext:value-type="float">
            <text:p>178013</text:p>
          </table:table-cell>
          <table:table-cell table:style-name="ce1" office:value-type="string" calcext:value-type="string">
            <text:p>[‎15-‎01-‎2020 14:58] Ruju Alurkar: </text:p>
            <text:p> [1) kubectl get namespace NAME -o json &gt; NAME.json</text:p>
            <text:p> </text:p>
            <text:p> 2) Edit NAME.json file and Remove kubernetes from the finalizers array: </text:p>
            <text:p> </text:p>
            <text:p> 3) export TOKEN=$(kubectl describe secret $(kubectl get secrets | grep default | cut -f1 -d ' ') | grep -E '^token' | cut -f2 -d':' | tr -d '\t')</text:p>
            <text:p> 4) curl http://localhost:8001/api/v1/namespaces --header "Authorization: Bearer $TOKEN" --insecure</text:p>
            <text:p> </text:p>
            <text:p> 5) curl -X PUT --data-binary @NAME.json http://localhost:8001/api/v1/namespaces/NAME/finalize -H "Content-Type: application/json" --header "Authorization: Bearer $TOKEN" --insecure</text:p>
            <text:p> </text:p>
            <text:p> 6)kubectl delete namespace NAME </text:p>
            <text:p>  </text:p>
            <text:p>  </text:p>
            <text:p> [1) kubectl get namespace NAME -o json &gt; NAME.json</text:p>
            <text:p> </text:p>
            <text:p> 2) Edit NAME.json file and Remove kubernetes from the finalizers array: </text:p>
            <text:p> </text:p>
            <text:p> 3) export TOKEN=$(kubectl describe secret $(kubectl get secrets | grep default | cut -f1 -d ' ') | grep -E '^token' | cut -f2 -d':' | tr -d '\t')</text:p>
            <text:p> 4) curl http://localhost:8001/api/v1/namespaces --header "Authorization: Bearer $TOKEN" --insecure</text:p>
            <text:p> </text:p>
            <text:p> 5) curl -X PUT --data-binary @NAME.json http://localhost:8001/api/v1/namespaces/NAME/finalize -H "Content-Type: application/json" --header "Authorization: Bearer $TOKEN" --insecure</text:p>
            <text:p> </text:p>
            <text:p> 6)kubectl delete namespace NAME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6" office:value-type="string" calcext:value-type="string">
            <text:p>Error opening a gzip reader for /tmp/getter981033548/archive: EOF</text:p>
          </table:table-cell>
          <table:table-cell table:style-name="ce11" office:value-type="float" office:value="178759" calcext:value-type="float">
            <text:p>178759</text:p>
          </table:table-cell>
          <table:table-cell table:style-name="ce1" office:value-type="string" calcext:value-type="string">
            <text:p>Unistalled tar v 1.27 and installed v 1.3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Manifests file not accessible</text:p>
          </table:table-cell>
          <table:table-cell table:style-name="ce12" office:value-type="float" office:value="178759" calcext:value-type="float">
            <text:p>178759</text:p>
          </table:table-cell>
          <table:table-cell table:style-name="ce1" office:value-type="string" calcext:value-type="string">
            <text:p>Internet Access granted to server, downloaded manifests file on cluster and changed path in kubeflow installation yaml file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error opening a gzip reader for /tmp/getter981033548/archive: EOF</text:p>
          </table:table-cell>
          <table:table-cell table:style-name="ce13" office:value-type="float" office:value="178759" calcext:value-type="float">
            <text:p>178759</text:p>
          </table:table-cell>
          <table:table-cell table:style-name="ce1" office:value-type="string" calcext:value-type="string">
            <text:p>Uninstalled gzip v1.5 and Installed v1.10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Master Node controller-manager and kube-scheduler pods crashed</text:p>
          </table:table-cell>
          <table:table-cell table:style-name="ce1" office:value-type="float" office:value="178759" calcext:value-type="float">
            <text:p>178759</text:p>
          </table:table-cell>
          <table:table-cell table:style-name="ce1" office:value-type="string" calcext:value-type="string">
            <text:p>Under Resolution by IT_Infra, tried to manually restart pods, going for cluster reset as pods not starting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Istio Installation Issue in Kustomize</text:p>
          </table:table-cell>
          <table:table-cell table:style-name="ce1"/>
          <table:table-cell table:style-name="ce1" office:value-type="string" calcext:value-type="string">
            <text:p>Changes in installation yaml file to redirect path to locally installed files instead of URL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WARN[0058] Encountered error during apply: (kubeflow.error): Code 500 with message: Apply.Run Error [error when creating "/tmp/kout977446084": Internal error occurred: failed calling webhook "mixer.validation.istio.io": Post https://istio-galley.istio-system.svc:443/admitmixer?timeout=30s: dial tcp 10.106.174.161:443: connect: connection refused, error when creating "/tmp/kout977446084": Internal error occurred: failed calling webhook "pilot.validation.istio.io": Post https://istio-galley.istio-system.svc:443/admitpilot?timeout=30s: dial tcp 10.106.174.161:443: connect: connection refused] filename="kustomize/kustomize.go:193"</text:p>
            <text:p> WARN[0058] Will retry in 5 seconds. filename="kustomize/kustomize.go:194"</text:p>
            <text:p> WARN[0058] Encountered error during apply: (kubeflow.error): Code 500 with message: Apply.Run Error [error when creating "/tmp/kout977446084": Internal error occurred: failed calling webhook "mixer.validation.istio.io": Post https://istio-galley.istio-system.svc:443/admitmixer?timeout=30s: dial tcp 10.106.174.161:443: connect: connection refused, error when creating "/tmp/kout977446084": Internal error occurred: failed calling webhook "pilot.validation.istio.io": Post https://istio-galley.istio-system.svc:443/admitpilot?timeout=30s: dial tcp 10.106.174.161:443: connect: connection refused] filename="kustomize/kustomize.go:193"</text:p>
            <text:p> WARN[0058] Will retry in 5 seconds. filename="kustomize/kustomize.go:194"</text:p>
          </table:table-cell>
          <table:table-cell table:style-name="ce1"/>
          <table:table-cell table:style-name="ce1" office:value-type="string" calcext:value-type="string">
            <text:p>tried deleting service istio galley and restarted it. Service IP address changed, but still same issue is occuring. Tried with making changes in istio-pilot service's yaml file.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ERRO[0001] Failed to synchronize the cache; error: (kubeflow.error): Code 400 with message: couldn't download URI https://github.com/kubeflow/manifests/archive/56e2fb15db286198f7a53723cb1fbfecf3fe83fb.tar.gz Error Error opening a gzip reader for /tmp/getter059241171/archive: EOF filename="coordinator/coordinator.go:435"</text:p>
          </table:table-cell>
          <table:table-cell table:style-name="ce1"/>
          <table:table-cell table:style-name="ce1" office:value-type="string" calcext:value-type="string">
            <text:p>tried installing Kubeflow 0.6.2 without resetting cluster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Namespace stuck in Terminating Stage, above resolutuion not working since http://localhost:8001/api/v1/namespaces/NAME/finalize is not accessible</text:p>
          </table:table-cell>
          <table:table-cell table:style-name="ce1"/>
          <table:table-cell table:style-name="ce1" office:value-type="string" calcext:value-type="string">
            <text:p>Ticket raised for cluster reset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4" office:value-type="float" office:value="179023" calcext:value-type="float">
            <text:p>179023</text:p>
          </table:table-cell>
          <table:table-cell table:style-name="ce1" office:value-type="string" calcext:value-type="string">
            <text:p>Cluster reset, going for KF v0.6 installatio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POST RESET</text:p>
          </table:table-cell>
          <table:table-cell table:style-name="ce15"/>
          <table:table-cell table:style-name="ce2"/>
          <table:table-cell table:number-columns-repeated="1020"/>
        </table:table-row>
        <table:table-row table:style-name="ro1">
          <table:table-cell table:style-name="ce3"/>
          <table:table-cell table:style-name="ce1" office:value-type="string" calcext:value-type="string">
            <text:p>"Could not open gzip reader for &lt;link&gt;</text:p>
          </table:table-cell>
          <table:table-cell table:style-name="ce3"/>
          <table:table-cell table:style-name="ce1" office:value-type="string" calcext:value-type="string">
            <text:p>Download and unzip the file from link using wget and then unpack with tar. Change file path in corresponding file to unpacked directory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1" office:value-type="string" calcext:value-type="string">
            <text:p>error "http not found"</text:p>
          </table:table-cell>
          <table:table-cell table:style-name="ce3"/>
          <table:table-cell table:style-name="ce1" office:value-type="string" calcext:value-type="string">
            <text:p>use sudo, since normal user doesn't have unfettered internet access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1" office:value-type="string" calcext:value-type="string">
            <text:p>node port for Kubeflow UI not accessible from outside</text:p>
          </table:table-cell>
          <table:table-cell table:style-name="ce3"/>
          <table:table-cell table:style-name="ce1" office:value-type="string" calcext:value-type="string">
            <text:p>use kubectl get services, try all ports given for istio-ingressgateway with kubernetes server IP until you find the right one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 office:value-type="string" calcext:value-type="string">
            <text:p>INSTALLATION COMPLETE, UI RENDERED</text:p>
          </table:table-cell>
          <table:table-cell table:style-name="ce4"/>
          <table:table-cell table:style-name="ce7"/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Pods 'katib-manager', 'metadata-gprc-deployment', 'ml-pipeline' crashed because not allocated Persistent Volume</text:p>
          </table:table-cell>
          <table:table-cell table:style-name="ce1"/>
          <table:table-cell table:style-name="ce1" office:value-type="string" calcext:value-type="string">
            <text:p>Setup PV for cluster, create pv-claim for each pod, and rescale deployment to bind pvc to pod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deleted pvc stuck in terminating stage</text:p>
          </table:table-cell>
          <table:table-cell table:style-name="ce16"/>
          <table:table-cell table:style-name="ce1" office:value-type="string" calcext:value-type="string">
            <text:p>Kubernetes commands to delete pvc-claim</text:p>
            <text:p> </text:p>
            <text:p> 1) kubectl get pvc mysql-pv-claim -o json &gt; NAME.json</text:p>
            <text:p> </text:p>
            <text:p> 2) Edit NAME.json file and Remove kubernetes from the finalizers array: </text:p>
            <text:p> </text:p>
            <text:p> 3) export TOKEN=$(kubectl describe secret $(kubectl get secrets | grep default | cut -f1 -d ' ') | grep -E '^token' | cut -f2 -d':' | tr -d '\t')</text:p>
            <text:p> 4) curl http://localhost:8001///api/v1/namespaces/kubeflow/persistentvolumeclaims/mysql-pv-claim --header "Authorization: Bearer $TOKEN" --insecure</text:p>
            <text:p> </text:p>
            <text:p> 5) curl -X PUT --data-binary @.json http://localhost:8001//api/v1/namespaces/kubeflow/persistentvolumeclaims/mysql-pv-claim/finalize -H "Content-Type: application/json" --header "Authorization: Bearer $TOKEN" --insecure</text:p>
            <text:p> </text:p>
            <text:p> 6)kubectl delete pvc mysql-pv-claim</text:p>
            <text:p> Welcome </text:p>
            <text:p> </text:p>
            <text:p> /api/v1/namespaces/kubeflow/persistentvolumeclaims/mysql-pv-claim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 office:value-type="string" calcext:value-type="string">
            <text:p>KUBEFLOW V1.0 INSTALLATION COMPLETE, UI RENDERED</text:p>
          </table:table-cell>
          <table:table-cell table:style-name="ce4"/>
          <table:table-cell table:style-name="ce7"/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deleted pv stuck in terminating stage</text:p>
          </table:table-cell>
          <table:table-cell table:style-name="ce1"/>
          <table:table-cell table:style-name="ce1" office:value-type="string" calcext:value-type="string">
            <text:p>modify the commands for pvc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failed to build kfApp from URI https://raw.githubusercontent.com/kubeflow/manifests/v1.0 branch/kfdef/kfctl_k8s_istio.v1.0.1.yaml: couldn't generate KfApp: (kubeflow.error): Code 500 with message: kfApp Generate failed for kustomize: kustomize generate failed Error: (kubeflow.error): Code 500 with message: couldn't copy application kfserving-gateway</text:p>
          </table:table-cell>
          <table:table-cell table:style-name="ce1"/>
          <table:table-cell table:style-name="ce1" office:value-type="string" calcext:value-type="string">
            <text:p>install kubeflow v 1.0 and not v1.0.1 -- v1.0.1 contains path error bug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WARN[0039] Encountered error applying application knative-install: (kubeflow.error): Code 500 with message: Apply.Run Error error when creating "/tmp/kout880650317": Internal error occurred: failed calling webhook "config.webhook.serving.knative.dev": Post https://webhook.knative-serving.svc:443/config-validation?timeout=30s: dial tcp 10.101.20.11:443: connect: connection refused filename="kustomize/kustomize.go:202"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crd 'profile" stuck in terminating state</text:p>
          </table:table-cell>
          <table:table-cell table:style-name="ce1"/>
          <table:table-cell table:style-name="ce1" office:value-type="string" calcext:value-type="string">
            <text:p>curl http://localhost:8001////apis/apiextensions.k8s.io/v1beta1/customresourcedefinitions/profiles.kubeflow.org --header "Authorization: Bearer $TOKEN" --insecure</text:p>
            <text:p> curl -X PUT --data-binary @profilecrd.json http://localhost:8001///apis/apiextensions.k8s.io/v1beta1/customresourcedefinitions/profiles.kubeflow.org/finalize -H "Content-Type: application/json" --header "Authorization: Bearer $TOKEN" --insecure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Make pv's for unbound pvc's in ns, and downscale-upscale replicas to start them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metadata-db pod crashing - NOTE: InnoDB: Check that you do not already have another mysqld process using the same InnoDB data or log files. ERROR: InnoDB: Unable to lock ./ibdata1 error: 11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metadata-grpc-deployment pod crashing Non-OK-status: status status: Internal: mysql_real_connect failed: errno: 2002, error: Can't connect to MySQL server on 'metadata-db' (115)MetadataStore cannot be created with the given connection config.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10" office:value-type="string" calcext:value-type="string">
            <text:p>Pipeline Deployed</text:p>
          </table:table-cell>
          <table:table-cell table:style-name="ce17" table:number-columns-repeated="2"/>
          <table:table-cell table:style-name="ce5" table:number-columns-repeated="22"/>
          <table:table-cell table:number-columns-repeated="998"/>
        </table:table-row>
        <table:table-row table:style-name="ro1">
          <table:table-cell/>
          <table:table-cell table:style-name="ce8" office:value-type="string" calcext:value-type="string">
            <text:p>all created Runs/Experiments that should go under MLOps Namespace are going under Kubeflow ns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Final-Sale pipeline runs successfully in a run, but gives error for Recurrent runs/Experiment: 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Recurring Runs/ Experiments not Successful</text:p>
          </table:table-cell>
          <table:table-cell table:number-columns-repeated="1022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TradeBold" svg:font-family="TradeBol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8" meta:object-count="0"/>
    <meta:generator>LibreOffice/6.0.7.3$Linux_X86_64 LibreOffice_project/00m0$Build-3</meta:generator>
  </office:meta>
</office:document-meta>
</file>